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A4000001A4DE37831E.png"/>
  <manifest:file-entry manifest:media-type="image/png" manifest:full-path="Pictures/10000000000001A4000001A41772930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5.478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3.17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6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9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11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2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2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4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6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8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9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30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31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32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text-align="end" style:justify-single-word="false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9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40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1" style:family="paragraph" style:parent-style-name="Standard">
      <style:paragraph-properties style:text-autospace="none"/>
    </style:style>
    <style:style style:name="P42" style:family="paragraph" style:parent-style-name="Standard">
      <style:paragraph-properties fo:text-align="end" style:justify-single-word="false"/>
      <style:text-properties fo:color="#a0a0a0"/>
    </style:style>
    <style:style style:name="P43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4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5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9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3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4" style:family="paragraph" style:parent-style-name="Footer">
      <style:paragraph-properties fo:text-align="end" style:justify-single-word="false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6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paragraph-properties fo:text-align="end" style:justify-single-word="false"/>
      <style:text-properties fo:color="#a0a0a0"/>
    </style:style>
    <style:style style:name="P59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60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61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000000" style:font-name="Courier New" fo:font-weight="bold" style:font-weight-asian="bold" style:font-name-complex="Courier New" style:font-weight-complex="bold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fo:background-color="#ffffff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 fo:font-weight="bold" style:font-name-asian="Wingdings 3" style:font-weight-asian="bold" style:font-weight-complex="bold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fo:background-color="#ffffff" style:font-weight-asian="bold" style:font-weight-complex="bold"/>
    </style:style>
    <style:style style:name="T41" style:family="text">
      <style:text-properties style:font-name="Courier New" fo:font-size="10pt" style:font-size-asian="10pt" style:font-name-complex="Courier New" style:font-size-complex="10pt"/>
    </style:style>
    <style:style style:name="T42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3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4" style:family="text">
      <style:text-properties fo:color="#a0a0a0"/>
    </style:style>
    <style:style style:name="T45" style:family="text">
      <style:text-properties fo:color="#a0a0a0" style:font-name="Verdana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background-color="#ffffff"/>
    </style:style>
    <style:style style:name="T55" style:family="text">
      <style:text-properties fo:background-color="#ffffff" style:font-weight-complex="bold"/>
    </style:style>
    <style:style style:name="T56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7" style:family="text">
      <style:text-properties fo:color="#7f007f"/>
    </style:style>
    <style:style style:name="T58" style:family="text">
      <style:text-properties fo:color="#7f007f" style:font-name-asian="Courier New"/>
    </style:style>
    <style:style style:name="T59" style:family="text">
      <style:text-properties style:use-window-font-color="true" style:text-underline-style="none"/>
    </style:style>
    <style:style style:name="T60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6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1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1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5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9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0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1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2" style:family="text">
      <style:text-properties fo:font-variant="normal" fo:text-transform="none" fo:letter-spacing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style:font-name="Courier New1" fo:font-size="9.75pt" fo:letter-spacing="normal" fo:font-style="normal"/>
    </style:style>
    <style:style style:name="T105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06" style:family="text">
      <style:text-properties fo:font-variant="normal" fo:text-transform="none" fo:color="#333333" fo:letter-spacing="normal" fo:font-style="normal"/>
    </style:style>
    <style:style style:name="T10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<text:bookmark-start text:name="ClassCommandLine"/>Class CommandLine<text:bookmark-end text:name="ClassCommandLine"/></text:h>
      <text:p text:style-name="P5"><draw:frame draw:style-name="fr1" draw:name="figuras2" text:anchor-type="paragraph" svg:x="0.053cm" svg:y="0.501cm" svg:width="2.194cm" svg:height="2.194cm" draw:z-index="25"><draw:image xlink:href="Pictures/10000000000001A4000001A417729309.png" xlink:type="simple" xlink:show="embed" xlink:actuate="onLoad"/></draw:frame>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1.A1" office:value-type="string">
            <text:p text:style-name="P9"><text:span text:style-name="T106">Propose: </text:span><text:span text:style-name="T105">C++ class to handle data from the command line.</text:span></text:p>
            <text:p text:style-name="P9"/>
            <text:p text:style-name="P9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3">https://github.com/FreeSource</text:span></text:a></text:p>
          </table:table-cell>
        </table:table-row>
      </table:table>
      <text:p text:style-name="P5"/>
      <text:p text:style-name="P6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2"><text:span text:style-name="Máquina_20_de_20_escrever_20_HTML"><text:span text:style-name="T46">_____________________________________________________________________</text:span></text:span></text:p>
      <text:p text:style-name="P10"><text:span text:style-name="Máquina_20_de_20_escrever_20_HTML"><text:span text:style-name="T45"/></text:span></text:p>
      <text:p text:style-name="P55">Copyright (c) 2012 Enzo Roberto Verlato.</text:p>
      <text:p text:style-name="P55">Permission is granted to copy, distribute and/or modify this</text:p>
      <text:p text:style-name="P55">document under the terms of the GNU Free Documentation License,</text:p>
      <text:p text:style-name="P55">Version 1.3 or any later version published by the Free Software</text:p>
      <text:p text:style-name="P55">Foundation; with no Invariant Sections, no Front-Cover Texts and</text:p>
      <text:p text:style-name="P55">no Back-Cover Texts. <text:s/>A copy of the license is included in the</text:p>
      <text:p text:style-name="P55">section entitled "GNU Free Documentation License".</text:p>
      <text:p text:style-name="P21"><text:span text:style-name="Máquina_20_de_20_escrever_20_HTML"><text:span text:style-name="T45">_____________________________________________________________________</text:span></text:span></text:p>
      <text:p text:style-name="P21"><text:span text:style-name="Máquina_20_de_20_escrever_20_HTML"><text:span text:style-name="T45"/></text:span></text:p>
      <text:p text:style-name="P8">The standard structure of a command line:</text:p>
      <text:p text:style-name="P20"/>
      <text:p text:style-name="P1"><text:span text:style-name="T31"><text:s text:c="8"/></text:span>application full path</text:p>
      <text:p text:style-name="P25"><draw:line text:anchor-type="char" draw:z-index="5" draw:style-name="gr1" draw:text-style-name="P62" svg:x1="2.949cm" svg:y1="0.115cm" svg:x2="3.319cm" svg:y2="0.838cm"><text:p/></draw:line></text:p>
      <text:p text:style-name="P1"><text:span text:style-name="T31"><text:s text:c="61"/></text:span>parameter 1</text:p>
      <text:p text:style-name="P17"><draw:line text:anchor-type="char" draw:z-index="6" draw:style-name="gr1" draw:text-style-name="P62" svg:x1="7.739cm" svg:y1="0.032cm" svg:x2="7.421cm" svg:y2="0.799cm"><text:p/></draw:line><draw:custom-shape text:anchor-type="char" draw:z-index="4" draw:style-name="gr2" draw:text-style-name="P63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7"/>
      <text:p text:style-name="P17"><draw:custom-shape text:anchor-type="char" draw:z-index="1" draw:style-name="gr2" draw:text-style-name="P63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/home/enzo/My Project</text:span>/<text:span text:style-name="T29">myapp.exe</text:span> speed 100 --peripheral mouse</text:p>
      <text:p text:style-name="P17"><draw:line text:anchor-type="char" draw:z-index="3" draw:style-name="gr1" draw:text-style-name="P62" svg:x1="1.503cm" svg:y1="0.73cm" svg:x2="1.821cm" svg:y2="0.095cm"><text:p/></draw:line><draw:line text:anchor-type="char" draw:z-index="0" draw:style-name="gr1" draw:text-style-name="P62" svg:x1="5.313cm" svg:y1="0.788cm" svg:x2="5.631cm" svg:y2="0.153cm"><text:p/></draw:line></text:p>
      <text:p text:style-name="P17"><draw:line text:anchor-type="char" draw:z-index="2" draw:style-name="gr1" draw:text-style-name="P62" svg:x1="9.354cm" svg:y1="0.838cm" svg:x2="9.672cm" svg:y2="0.203cm"><text:p/></draw:line></text:p>
      <text:p text:style-name="P1"><text:span text:style-name="T31"><text:s/></text:span>application path <text:s text:c="10"/>application name</text:p>
      <text:p text:style-name="P1"><text:span text:style-name="T31"><text:s text:c="75"/></text:span>parameters</text:p>
      <text:p text:style-name="P30"/>
      <text:p text:style-name="P7"><text:bookmark-start text:name="Members"/>Members:<text:bookmark-end text:name="Members"/></text:p>
      <text:p text:style-name="P3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8"><text:a xlink:type="simple" xlink:href="#getCommandLine"><text:span text:style-name="T59">string getCommandLine()</text:span></text:a></text:p>
            <text:p text:style-name="P31"/>
            <text:p text:style-name="P28"><text:a xlink:type="simple" xlink:href="#getApplicationName"><text:span text:style-name="T59">string getApplicationName()</text:span></text:a></text:p>
            <text:p text:style-name="P28"><text:a xlink:type="simple" xlink:href="#getApplicationPath"><text:span text:style-name="T59">string getApplicationPath()</text:span></text:a></text:p>
            <text:p text:style-name="P28"><text:a xlink:type="simple" xlink:href="#getApplicationLongPath"><text:span text:style-name="T59">string getApplicationFull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22"/>
            <text:p text:style-name="P28"><text:a xlink:type="simple" xlink:href="#hasParameters"><text:span text:style-name="T59">bool hasParameters()</text:span></text:a></text:p>
            <text:p text:style-name="P28"><text:a xlink:type="simple" xlink:href="#hasParameter"><text:span text:style-name="T59">bool hasParameter( int parameterPosition )</text:span></text:a></text:p>
            <text:p text:style-name="P43"/>
            <text:p text:style-name="P28"><text:a xlink:type="simple" xlink:href="#getParametersNumber"><text:span text:style-name="T59">int getParametersNumber()</text:span></text:a></text:p>
            <text:p text:style-name="P28"><text:a xlink:type="simple" xlink:href="#getAllParameters"><text:span text:style-name="T59">string getAllParameters()</text:span></text:a></text:p>
            <text:p text:style-name="P28"><text:a xlink:type="simple" xlink:href="#getParameter"><text:span text:style-name="T59">string getParameter( int parameterPosition )</text:span></text:a></text:p>
            <text:p text:style-name="P43"/>
            <text:p text:style-name="P28"><text:a xlink:type="simple" xlink:href="#gotoFirstParameter"><text:span text:style-name="T59">gotoFirstParameter()</text:span></text:a></text:p>
            <text:p text:style-name="P28"><text:a xlink:type="simple" xlink:href="#gotoNextParameter"><text:span text:style-name="T59">bool gotoNextParameter()</text:span></text:a></text:p>
            <text:p text:style-name="P28"><text:a xlink:type="simple" xlink:href="#getCurrentPosition"><text:span text:style-name="T59">int getCurrentPosition()</text:span></text:a></text:p>
            <text:p text:style-name="P43"/>
            <text:p text:style-name="P28"><text:a xlink:type="simple" xlink:href="#getCurrentParameter"><text:span text:style-name="T59">string getCurrentParameter()</text:span></text:a></text:p>
            <text:p text:style-name="P43"/>
            <text:p text:style-name="P28"><text:soft-page-break/><text:a xlink:type="simple" xlink:href="#getFirstParameter"><text:span text:style-name="T59">string getFirstParameter()</text:span></text:a></text:p>
            <text:p text:style-name="P28"><text:a xlink:type="simple" xlink:href="#getLastParameter"><text:span text:style-name="T59">string getLastParameter()</text:span></text:a></text:p>
            <text:p text:style-name="P44"/>
            <text:p text:style-name="P28"><text:a xlink:type="simple" xlink:href="#setOptionPrefix"><text:span text:style-name="T59">setOptionPrefix( string optionPrefix )</text:span></text:a></text:p>
            <text:p text:style-name="P28"><text:a xlink:type="simple" xlink:href="#setOptionPostfix"><text:span text:style-name="T59">setOptionPostfix( string optionPostfix )</text:span></text:a></text:p>
            <text:p text:style-name="P43"/>
            <text:p text:style-name="P28"><text:a xlink:type="simple" xlink:href="#getOptionPrefix"><text:span text:style-name="T59">string getOptionPrefix()</text:span></text:a></text:p>
            <text:p text:style-name="P28"><text:a xlink:type="simple" xlink:href="#getOptionPostfix"><text:span text:style-name="T59">string getOptionPostfix()</text:span></text:a></text:p>
            <text:p text:style-name="P43"/>
            <text:p text:style-name="P28"><text:a xlink:type="simple" xlink:href="#hasOption"><text:span text:style-name="T59">bool hasOption( string option )</text:span></text:a></text:p>
            <text:p text:style-name="P43"/>
            <text:p text:style-name="P28"><text:a xlink:type="simple" xlink:href="#getOptionValue"><text:span text:style-name="T59">string getOptionValue( string option )</text:span></text:a></text:p>
            <text:p text:style-name="P28"><text:a xlink:type="simple" xlink:href="#getOptionLongValue"><text:span text:style-name="T59">string getOptionLongValue( string option )</text:span></text:a></text:p>
            <text:p text:style-name="P43"/>
            <text:p text:style-name="P28"><text:a xlink:type="simple" xlink:href="#optionCaseSensitive"><text:span text:style-name="T59">optionCaseSensitive()</text:span></text:a></text:p>
            <text:p text:style-name="P28"><text:a xlink:type="simple" xlink:href="#optionCaseInsensitive"><text:span text:style-name="T59">optionCaseInsensitive()</text:span></text:a></text:p>
            <text:p text:style-name="P28"><text:a xlink:type="simple" xlink:href="#isOptionCaseSensitive"><text:span text:style-name="T59">bool isOptionCaseSensitive()</text:span></text:a></text:p>
          </table:table-cell>
        </table:table-row>
      </table:table>
      <text:p text:style-name="P30"/>
      <text:p text:style-name="P30"/>
      <text:p text:style-name="P20"><text:bookmark-start text:name="getCommandLine"/><text:span text:style-name="T10">string</text:span><text:span text:style-name="apple-converted-space"><text:span text:style-name="T32"> </text:span></text:span><text:span text:style-name="T10">getCommandLine</text:span><text:span text:style-name="s10"><text:span text:style-name="T15">()</text:span></text:span><text:bookmark-end text:name="getCommandLin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1"><text:span text:style-name="T38">Description:</text:span> Retrieves the command line string for the current process.</text:p>
      <text:p text:style-name="P11"/>
      <text:p text:style-name="P15"><text:span text:style-name="T4">Example:</text:span><text:span text:style-name="T18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  <text:p text:style-name="P36"><text:span text:style-name="Máquina_20_de_20_escrever_20_HTML"><text:span text:style-name="T44">25</text:span></text:span></text:p>
          </table:table-cell>
          <table:table-cell table:style-name="Tabela2.B1" office:value-type="string">
            <text:p text:style-name="P45">#include &lt;CommandLine.h&gt;</text:p>
            <text:p text:style-name="P45"/>
            <text:p text:style-name="P45">#include &lt;windows.h&gt;</text:p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2"> </text:span>std::runtime_error;</text:p>
            <text:p text:style-name="P27"/>
            <text:p text:style-name="P35"><text:span text:style-name="T48">int</text:span> WINAPI WinMain( HINSTANCE hInstance, HINSTANCE hPrevInstance, PSTR szCmdLine, <text:span text:style-name="T48">int</text:span> iCmdShow ) <text:span text:style-name="T39">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CommandLin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1"> 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8">linux:/home/enzo # ./myapp My first example</text:p>
            <text:p text:style-name="P28">/home/enzo/myapp My first example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20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1"><text:span text:style-name="T38">Description:</text:span> Retrieves the name of the application for the current process.</text:p>
      <text:p text:style-name="P11"/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6"><text:span text:style-name="Máquina_20_de_20_escrever_20_HTML"><text:span text:style-name="T44">1</text:span></text:span></text:p>
            <text:p text:style-name="P36"><text:soft-page-break/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</table:table-cell>
          <table:table-cell table:style-name="Tabela4.B1" office:value-type="string">
            <text:p text:style-name="P45">#include &lt;CommandLine.h&gt;</text:p>
            <text:p text:style-name="P45"><text:soft-page-break/></text:p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 </text:span><text:span text:style-name="T48">int</text:span><text:span text:style-name="T28"> argc, </text:span><text:span text:style-name="T48">char </text:span><text:span text:style-name="T28">*argv</text:span><text:span text:style-name="T15">[] 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7">cout</text:span><text:span text:style-name="T76"> </text:span><text:span text:style-name="T97">&lt;&lt;</text:span><text:span text:style-name="T76"> </text:span><text:span text:style-name="T97">commandLine.getApplicationNam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8">linux:/home/enzo # ./myapp</text:p>
            <text:p text:style-name="P28">myapp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</table:table-cell>
          <table:table-cell table:style-name="Tabela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8">linux:/home/enzo # ./myapp</text:p>
            <text:p text:style-name="P28"><text:soft-page-break/>/home/enzo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20"><text:bookmark-start text:name="getApplicationLongPath"/><text:span text:style-name="T10">string</text:span><text:span text:style-name="apple-converted-space"><text:span text:style-name="T32"> </text:span></text:span><text:span text:style-name="T10">getApplicationFullPath</text:span><text:span text:style-name="s10"><text:span text:style-name="T15">()</text:span></text:span><text:bookmark-end text:name="getApplicationLongPath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1">Description:</text:span> <text:span text:style-name="T52">Retrieving the application path of the current process, including the name of the program itself.</text:span></text:p>
      <text:p text:style-name="P28"/>
      <text:p text:style-name="P15"><text:span text:style-name="T4">Example:</text:span><text:span text:style-name="T18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</table:table-cell>
          <table:table-cell table:style-name="Tabela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50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Full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8">linux:/home/enzo # ./myapp</text:p>
            <text:p text:style-name="P28">/home/enzo/myapp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17"><text:bookmark-start text:name="getCurrentDirectory"/><text:bookmark-start text:name="getApplicationLongPath1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CurrentDirectory"/><text:bookmark-end text:name="getApplicationLongPath1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<text:span text:style-name="T52"> Retrieves the current working directory for the current process.</text:span></text:p>
      <text:p text:style-name="P28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oft-page-break/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73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8">&lt;&lt;</text:span><text:span text:style-name="T32"> </text:span><text:span text:style-name="T10">endl</text:span><text:span text:style-name="T15">;</text:span></text:p>
            <text:p text:style-name="P23"><text:span text:style-name="T72"><text:s text:c="8"/>return</text:span><text:span text:style-name="T85"> EXIT_SUCCESS;</text:span></text:p>
            <text:p text:style-name="P49"><text:span text:style-name="T20"><text:s text:c="4"/></text:span><text:span text:style-name="T86">}</text:span></text:p>
            <text:p text:style-name="P49"><text:soft-page-break/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8">linux-hevv:/home/enzo/CommandLine/main # /home/enzo/myapp</text:p>
            <text:p text:style-name="P28">/home/enzo</text:p>
            <text:p text:style-name="P28">/home/enzo/CommandLine/main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hasParameters"/><text:span text:style-name="s5"><text:span text:style-name="T40">bool</text:span></text:span><text:span text:style-name="apple-converted-space"><text:span text:style-name="T54"> </text:span></text:span><text:span text:style-name="T54">hasParameters</text:span><text:span text:style-name="s10"><text:span text:style-name="T40">()</text:span></text:span><text:bookmark-end text:name="hasParameters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Checks if the command line has parameters.</text:p>
      <text:p text:style-name="P11"/>
      <text:p text:style-name="P7">Example:</text:p>
      <text:p text:style-name="P2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</table:table-cell>
          <table:table-cell table:style-name="Tabela1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16"><text:span text:style-name="T67">using</text:span><text:span text:style-name="T74"> </text:span><text:span text:style-name="T99">std::runtime_error;</text:span><text:span text:style-name="T24"><text:line-break/><text:line-break/></text:span><text:span text:style-name="T66">int</text:span><text:span text:style-name="T73"> </text:span><text:span text:style-name="T90">main</text:span><text:span text:style-name="T91">()</text:span><text:span text:style-name="T100"> </text:span><text:span text:style-name="T91">{</text:span><text:span text:style-name="T24"><text:line-break/></text:span><text:span text:style-name="T80"> <text:s text:c="3"/></text:span><text:span text:style-name="T65">try</text:span><text:span text:style-name="T80"> </text:span><text:span text:style-name="T88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82">hasParameters</text:span><text:span text:style-name="T86">(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0"><text:span text:style-name="T86"><text:s text:c="8"/>}</text:span></text:p>
            <text:p text:style-name="P40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16"><text:span text:style-name="T89"><text:s text:c="4"/>}</text:span><text:span text:style-name="T24"><text:line-break/></text:span><text:span text:style-name="T91">}</text:span></text:p>
            <text:p text:style-name="P4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8">linux:/home/enzo # ./myapp parameter1 parameter2 parameter3</text:p>
            <text:p text:style-name="P28">yes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hasParameter"/><text:span text:style-name="s5"><text:span text:style-name="T40">bool</text:span></text:span><text:span text:style-name="apple-converted-space"><text:span text:style-name="T54"> </text:span></text:span><text:span text:style-name="T54">has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has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Checks if a specified parameter exists.</text:span></text:p>
      <text:p text:style-name="P28"/>
      <text:p text:style-name="P7">Example:</text:p>
      <text:p text:style-name="P2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oft-page-break/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</table:table-cell>
          <table:table-cell table:style-name="Tabela12.B1" office:value-type="string">
            <text:p text:style-name="P45">#include &lt;CommandLine.h&gt;</text:p>
            <text:p text:style-name="P45"/>
            <text:p text:style-name="P45">#include &lt;iostream&gt;</text:p>
            <text:p text:style-name="P45"><text:soft-page-break/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9"/>
            <text:p text:style-name="P23"><text:span text:style-name="T48">int</text:span><text:span text:style-name="T32"> </text:span><text:span text:style-name="T10">main</text:span><text:span text:style-name="T15">() {</text:span></text:p>
            <text:p text:style-name="P33"><text:span text:style-name="T77"><text:s text:c="4"/></text:span><text:span text:style-name="T61">try</text:span><text:span text:style-name="T77"> </text:span><text:span text:style-name="T104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82">hasParameter</text:span><text:span text:style-name="T86">( </text:span><text:span text:style-name="T83">2</text:span><text:span text:style-name="T86"> 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0"><text:span text:style-name="T86"><text:s text:c="8"/>}</text:span></text:p>
            <text:p text:style-name="P40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32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8">linux:/home/enzo # ./myapp How To Pass Parameters To Main() And Use Them</text:p>
            <text:p text:style-name="P28">yes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ParametersNumber"/><text:span text:style-name="s10"><text:span text:style-name="T55">int get</text:span></text:span><text:span text:style-name="T54">Parameters</text:span><text:span text:style-name="s10"><text:span text:style-name="T55">Number()</text:span></text:span><text:bookmark-end text:name="getParametersNumb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7">Example:</text:p>
      <text:p text:style-name="P2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1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<text:soft-page-break/>Output:</text:p>
      <text:p text:style-name="P28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8">linux:/home/enzo # ./myapp The C++ Programming Language</text:p>
            <text:p text:style-name="P28">4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20"><text:bookmark-start text:name="getAllParameters"/><text:span text:style-name="T10">string</text:span><text:span text:style-name="apple-converted-space"><text:span text:style-name="T32"> </text:span></text:span><text:span text:style-name="T10">getAllParameters</text:span><text:span text:style-name="s10"><text:span text:style-name="T15">()</text:span></text:span><text:bookmark-end text:name="getAllParameters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1">Description:</text:span> <text:span text:style-name="T52">Retrieves all the parameters on the command line for the current process.</text:span></text:p>
      <text:p text:style-name="P28"/>
      <text:p text:style-name="P7">Example:</text:p>
      <text:p text:style-name="P28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1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AllParameters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8">linux:/home/enzo # ./myapp High thoughts must have high language</text:p>
            <text:p text:style-name="P28">High thoughts must have high language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17"><text:bookmark-start text:name="getParameter"/><text:span text:style-name="T54">string</text:span><text:span text:style-name="apple-converted-space"><text:span text:style-name="T54"> </text:span></text:span><text:span text:style-name="T54">get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Retrieves the parameter of the specified parameter position on the command line for the current process.</text:span></text:p>
      <text:p text:style-name="P28"/>
      <text:p text:style-name="P7">Example:</text:p>
      <text:p text:style-name="P28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oft-page-break/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1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47"><text:soft-page-break/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8">linux:/home/enzo # ./myapp C++ evolved from C</text:p>
            <text:p text:style-name="P28">evolved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9"/>
      <text:p text:style-name="P30"><text:bookmark-start text:name="gotoFirstParameter"/>gotoFirstParameter<text:span text:style-name="s10"><text:span text:style-name="T39">()</text:span></text:span><text:bookmark-end text:name="gotoFirstParameter"/><text:span text:style-name="s10"><text:span text:style-name="T30"> </text:span></text:span><text:a xlink:type="simple" xlink:href="#Members"><text:span text:style-name="s10"><text:span text:style-name="T60"></text:span></text:span></text:a></text:p>
      <text:p text:style-name="P13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6"/></text:span></text:p>
      <text:p text:style-name="P15"><text:span text:style-name="T4">Example:</text:span><text:span text:style-name="T18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  <text:p text:style-name="P36"><text:span text:style-name="Máquina_20_de_20_escrever_20_HTML"><text:span text:style-name="T44">25</text:span></text:span></text:p>
            <text:p text:style-name="P36"><text:span text:style-name="Máquina_20_de_20_escrever_20_HTML"><text:span text:style-name="T44">26</text:span></text:span></text:p>
          </table:table-cell>
          <table:table-cell table:style-name="Tabela2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 text:c="8"/><text:span text:style-name="T10">commandLine</text:span><text:span text:style-name="T15">.</text:span><text:span text:style-name="T10">gotoNextParameter</text:span><text:span text:style-name="T15">();</text:span></text:p>
            <text:p text:style-name="P18"><text:s text:c="8"/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8"><text:span text:style-name="T26"><text:s text:c="8"/></text:span><text:span text:style-name="T10">commandLine</text:span><text:span text:style-name="T15">.</text:span><text:span text:style-name="T10">gotoFirstParameter</text:span><text:span text:style-name="T15">();</text:span></text:p>
            <text:p text:style-name="P24"><text:span text:style-name="T17"><text:s text:c="8"/></text:span><text:span text:style-name="T26">cout</text:span><text:span text:style-name="T33"> </text:span><text:span text:style-name="T26">&lt;&lt;</text:span><text:span text:style-name="T33"> </text:span><text:span text:style-name="T26">commandLine.getCurrentParamet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8">linux:/home/enzo # ./myapp Principles and Practice using C++</text:p>
            <text:p text:style-name="P28">and</text:p>
            <text:p text:style-name="P28">Principles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s2"><text:span text:style-name="T56"/></text:span></text:p>
      <text:p text:style-name="Standard"><text:bookmark-start text:name="gotoNextParameter"/><text:span text:style-name="s5"><text:span text:style-name="T42">bool</text:span></text:span><text:span text:style-name="apple-converted-space"><text:span text:style-name="T43"> </text:span></text:span><text:span text:style-name="T43">gotoNextParameter</text:span><text:span text:style-name="s10"><text:span text:style-name="T42">()</text:span></text:span><text:bookmark-end text:name="gotoNex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3"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21"/></text:span></text:p>
      <text:p text:style-name="P15"><text:span text:style-name="T4">Example:</text:span><text:span text:style-name="T18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6"><text:span text:style-name="Máquina_20_de_20_escrever_20_HTML"><text:span text:style-name="T44">1</text:span></text:span></text:p>
            <text:p text:style-name="P36"><text:soft-page-break/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26.B1" office:value-type="string">
            <text:p text:style-name="P45">#include &lt;CommandLine.h&gt;</text:p>
            <text:p text:style-name="P45"><text:soft-page-break/></text:p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48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8">linux:/home/enzo # ./myapp GCC the GNU Compiler Collection</text:p>
            <text:p text:style-name="P28">GCC</text:p>
            <text:p text:style-name="P28">the</text:p>
            <text:p text:style-name="P28">GNU</text:p>
            <text:p text:style-name="P28">Compiler</text:p>
            <text:p text:style-name="P28">Collection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Standard"><text:bookmark-start text:name="getCurrentPosition"/><text:span text:style-name="s5"><text:span text:style-name="T42">int</text:span></text:span><text:span text:style-name="apple-converted-space"><text:span text:style-name="T43"> </text:span></text:span><text:span text:style-name="T43">getCurrentPosition</text:span><text:span text:style-name="s10"><text:span text:style-name="T42">()</text:span></text:span><text:bookmark-end text:name="getCurrentPosition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1"><text:span text:style-name="T38">Description:</text:span> Retrieves the current position parameter on the command line for the current process.</text:p>
      <text:p text:style-name="Standard"><text:span text:style-name="s10"><text:span text:style-name="T21"/></text:span></text:p>
      <text:p text:style-name="P15"><text:span text:style-name="T4">Example:</text:span><text:span text:style-name="T18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oft-page-break/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2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48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osition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oft-page-break/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8">linux:/home/enzo # ./myapp Principles and Practice using C++</text:p>
            <text:p text:style-name="P28">1</text:p>
            <text:p text:style-name="P28">2</text:p>
            <text:p text:style-name="P28">3</text:p>
            <text:p text:style-name="P28">4</text:p>
            <text:p text:style-name="P28">5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P20"><text:bookmark-start text:name="getCurrentParameter"/><text:span text:style-name="T10">string</text:span><text:span text:style-name="apple-converted-space"><text:span text:style-name="T32"> </text:span></text:span><text:span text:style-name="T10">getCurrentParameter</text:span><text:span text:style-name="s10"><text:span text:style-name="T15">()</text:span></text:span><text:bookmark-end text:name="getCurrentParameter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1">Description:</text:span> <text:span text:style-name="T52">Retrieves the current parameter on the command line for the current process.</text:span></text:p>
      <text:p text:style-name="P28"/>
      <text:p text:style-name="P15"><text:span text:style-name="T4">Example:</text:span><text:span text:style-name="T18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3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48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8">linux:/home/enzo # ./myapp Principles and Practice using C++</text:p>
            <text:p text:style-name="P28">Principles</text:p>
            <text:p text:style-name="P28">and</text:p>
            <text:p text:style-name="P28">Practice</text:p>
            <text:p text:style-name="P28">using</text:p>
            <text:p text:style-name="P28">C++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getFirstParameter"/><text:span text:style-name="s5"><text:span text:style-name="T23">string</text:span></text:span><text:span text:style-name="apple-converted-space"><text:span text:style-name="T43"> getFirstParameter</text:span></text:span><text:span text:style-name="s10"><text:span text:style-name="T42">()</text:span></text:span><text:bookmark-end text:name="getFirs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1"><text:span text:style-name="T38">Description:</text:span> Retrieves the first parameter on the command line for the current process.</text:p>
      <text:p text:style-name="P28"/>
      <text:p text:style-name="P15"><text:span text:style-name="T4">Example:</text:span><text:span text:style-name="T18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oft-page-break/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59.B1" office:value-type="string">
            <text:p text:style-name="P45">#include &lt;CommandLine.h&gt;</text:p>
            <text:p text:style-name="P45"/>
            <text:p text:style-name="P45"><text:soft-page-break/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;</text:span></text:p>
            <text:p text:style-name="P18"><text:span text:style-name="T28"><text:s text:c="8"/>cout</text:span><text:span text:style-name="T37"> </text:span><text:span text:style-name="T28">&lt;&lt;</text:span><text:span text:style-name="T37"> </text:span><text:span text:style-name="T28">commandLine.getFirstParameter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78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8">linux:/home/enzo # ./myapp C++ Development Environment</text:p>
            <text:p text:style-name="P28">C++</text:p>
          </table:table-cell>
        </table:table-row>
      </table:table>
      <text:p text:style-name="P19"><text:span text:style-name="Máquina_20_de_20_escrever_20_HTML"><text:span text:style-name="T45">_____________________________________________________________________</text:span></text:span></text:p>
      <text:p text:style-name="P17"><text:span text:style-name="s5"><text:span text:style-name="T27"/></text:span></text:p>
      <text:p text:style-name="P17"><text:bookmark-start text:name="getLastParameter"/><text:span text:style-name="s5"><text:span text:style-name="T27">string</text:span></text:span><text:span text:style-name="apple-converted-space"><text:span text:style-name="T54"> getLastParameter</text:span></text:span><text:span text:style-name="s10"><text:span text:style-name="T40">()</text:span></text:span><text:bookmark-end text:name="getLas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Retrieves the last parameter on the command line for the current process.</text:p>
      <text:p text:style-name="P28"/>
      <text:p text:style-name="P15"><text:span text:style-name="T4">Example:</text:span><text:span text:style-name="T18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65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8">linux:/home/enzo # ./myapp The C++ Standard Library</text:p>
            <text:p text:style-name="P28">Library</text:p>
          </table:table-cell>
        </table:table-row>
      </table:table>
      <text:p text:style-name="P17"><text:span text:style-name="Máquina_20_de_20_escrever_20_HTML"><text:span text:style-name="T45">_____________________________________________________________________</text:span></text:span></text:p>
      <text:p text:style-name="P28"><text:soft-page-break/></text:p>
      <text:p text:style-name="P17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Define the prefix (string added in front of the option name) used to recognize an option on the command line.</text:p>
      <text:p text:style-name="P7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</table:table-cell>
          <table:table-cell table:style-name="Tabela3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8">linux:/home/enzo # ./myapp --price 0.99</text:p>
            <text:p text:style-name="P28">0.99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7"/>
      <text:p text:style-name="P20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oft-page-break/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3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oft-page-break/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8">linux:/home/enzo # ./myapp price=0.99</text:p>
            <text:p text:style-name="P28">0.99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OptionPrefix"/><text:span text:style-name="T25">string</text:span><text:span text:style-name="apple-converted-space"><text:span text:style-name="T34"> </text:span></text:span><text:span text:style-name="T25">getOptionPrefix</text:span><text:span text:style-name="s10"><text:span text:style-name="T16">()</text:span></text:span><text:bookmark-end text:name="g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Returns the prefix (string added in front of the option name) used to recognize an option on the command line.</text:p>
      <text:p text:style-name="P28"/>
      <text:p text:style-name="P15"><text:span text:style-name="T4">Example:</text:span><text:span text:style-name="T18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4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Prefix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8">linux:/home/enzo # ./myapp</text:p>
            <text:p text:style-name="P28">--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OptionPostfix"/><text:span text:style-name="T25">string</text:span><text:span text:style-name="apple-converted-space"><text:span text:style-name="T34"> </text:span></text:span><text:span text:style-name="T25">getOptionPostfix</text:span><text:span text:style-name="s10"><text:span text:style-name="T16">()</text:span></text:span><text:bookmark-end text:name="getOptionPost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5"><text:span text:style-name="T4">Description:</text:span><text:span text:style-name="T9"> Returns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oft-page-break/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42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oft-page-break/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8"><text:span text:style-name="T35"><text:s text:c="8"/></text:span><text:span text:style-name="T28">cout</text:span><text:span text:style-name="T37"> </text:span><text:span text:style-name="T28">&lt;&lt;</text:span><text:span text:style-name="T37"> </text:span><text:span text:style-name="T28">commandLine.getOptionPostfix</text:span><text:span text:style-name="T15">()</text:span><text:span text:style-name="T36"> </text:span><text:span text:style-name="T28">&lt;&lt;</text:span><text:span text:style-name="T36"> </text:span><text:span text:style-name="T28">endl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8">linux:/home/enzo # ./myapp</text:p>
            <text:p text:style-name="P28">=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2">bool</text:span></text:span><text:span text:style-name="apple-converted-space"><text:span text:style-name="T43"> </text:span></text:span><text:span text:style-name="T43">hasOption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hasOption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</text:span><text:span text:style-name="T9"> </text:span><text:span text:style-name="T6">Checks if the specified option exists.</text:span></text:p>
      <text:p text:style-name="P17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  <text:p text:style-name="P42"><text:span text:style-name="Máquina_20_de_20_escrever_20_HTML">29</text:span></text:p>
          </table:table-cell>
          <table:table-cell table:style-name="Tabela71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8"><text:span text:style-name="T33"><text:s text:c="8"/></text:span><text:span text:style-name="T63">if</text:span><text:span text:style-name="T17">(</text:span><text:span text:style-name="T32"> </text:span><text:span text:style-name="T10">commandLine</text:span><text:span text:style-name="T15">.</text:span><text:span text:style-name="T28">hasOption</text:span><text:span text:style-name="T15">( </text:span><text:span text:style-name="T57">"ISBN-10"</text:span><text:span text:style-name="T15"> )</text:span><text:span text:style-name="T32"> </text:span><text:span text:style-name="T15">) {</text:span></text:p>
            <text:p text:style-name="P37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yes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37"><text:span text:style-name="T86"><text:s text:c="8"/>}</text:span></text:p>
            <text:p text:style-name="P37"><text:span text:style-name="T86"><text:s text:c="7"/></text:span><text:span text:style-name="T92"><text:s/></text:span><text:span text:style-name="T62">else </text:span><text:span text:style-name="T86">{</text:span></text:p>
            <text:p text:style-name="P37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no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8"><text:s text:c="8"/>}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72" table:style-name="Tabela72">
        <table:table-column table:style-name="Tabela72.A"/>
        <text:soft-page-break/>
        <table:table-row table:style-name="Tabela72.1">
          <table:table-cell table:style-name="Tabela72.A1" office:value-type="string">
            <text:p text:style-name="P28">linux:/home/enzo # ./myapp Paperback: 208 pages Publisher: O'Reilly Media; 1 edition (August 19, 2011) Language: English ISBN-10: 1449397670 <text:s text:c="2"/>Weight: 14.4 ounces</text:p>
            <text:p text:style-name="P28">yes</text:p>
          </table:table-cell>
        </table:table-row>
      </table:table>
      <text:p text:style-name="P19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getOptionValue"/><text:span text:style-name="T54">string</text:span><text:span text:style-name="apple-converted-space"><text:span text:style-name="T54"> </text:span></text:span><text:span text:style-name="T54">getOptionValue</text:span><text:span text:style-name="s10"><text:span text:style-name="T40">(</text:span></text:span><text:span text:style-name="apple-converted-space"><text:span text:style-name="T54"> </text:span></text:span><text:span text:style-name="T54">string</text:span><text:span text:style-name="apple-converted-space"><text:span text:style-name="T54"> </text:span></text:span><text:span text:style-name="T54">option</text:span><text:span text:style-name="apple-converted-space"><text:span text:style-name="T54"> </text:span></text:span><text:span text:style-name="s10"><text:span text:style-name="T40">)</text:span></text:span><text:bookmark-end text:name="getOptionValu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Retrieves the value of the specified option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</table:table-cell>
          <table:table-cell table:style-name="Tabela4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8">linux:/home/enzo # ./myapp Paperback: 208 pages Publisher: O'Reilly Media; 1 edition (August 19, 2011) Language: English ISBN-10: 1449397670 <text:s/>Weight: 14.4 ounces</text:p>
            <text:p text:style-name="P28">English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T41"><text:line-break/></text:span><text:bookmark-start text:name="getOptionLongValue"/><text:span text:style-name="T43">string</text:span><text:span text:style-name="apple-converted-space"><text:span text:style-name="T43"> </text:span></text:span><text:span text:style-name="T43">getOptionLongValue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oft-page-break/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5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oft-page-break/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7">"peripheral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8">linux:/home/enzo # ./myapp --speed 100 --peripheral mouse display keyboard --price 1000</text:p>
            <text:p text:style-name="P28">mouse display keyboard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optionCaseSensitive"/><text:span text:style-name="T54">optionCaseSensitive</text:span><text:span text:style-name="s10"><text:span text:style-name="T40">()</text:span></text:span><text:bookmark-end text:name="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Differ use of uppercase and lowercase letters on the option parameter for the other functions. Option parameter is case sensitive by default.</text:p>
      <text:p text:style-name="P17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  <text:p text:style-name="P36"><text:span text:style-name="Máquina_20_de_20_escrever_20_HTML"><text:span text:style-name="T44">25</text:span></text:span></text:p>
            <text:p text:style-name="P36"><text:span text:style-name="Máquina_20_de_20_escrever_20_HTML"><text:span text:style-name="T44">26</text:span></text:span></text:p>
          </table:table-cell>
          <table:table-cell table:style-name="Tabela52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24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58">"PERIPHERAL"</text:span><text:span text:style-name="T35"> </text:span><text:span text:style-name="T17">);</text:span></text:p>
            <text:p text:style-name="P24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8">linux:/home/enzo # ./myapp --peripheral mouse</text:p>
            <text:p text:style-name="Standard"><text:span text:style-name="Máquina_20_de_20_escrever_20_HTML"><text:span text:style-name="T44"/></text:span>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optionCaseInsensitive"/><text:span text:style-name="T54">optionCaseInsensitive</text:span><text:span text:style-name="s10"><text:span text:style-name="T40">()</text:span></text:span><text:bookmark-end text:name="optionCaseIn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1"><text:soft-page-break/><text:span text:style-name="T38">Description:</text:span> No differ use of uppercase and lowercase letters on the option parameter for the other functions.</text:p>
      <text:p text:style-name="P17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</table:table-cell>
          <table:table-cell table:style-name="Tabela5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7">"PERIPHERAL"</text:span><text:span text:style-name="T32"> </text:span><text:span text:style-name="T15">);</text:span></text:p>
            <text:p text:style-name="P24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8">linux:/home/enzo # ./myapp --peripheral mouse</text:p>
            <text:p text:style-name="P28">mouse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isOptionCaseSensitive"/><text:span text:style-name="s5"><text:span text:style-name="T40">bool</text:span></text:span><text:span text:style-name="apple-converted-space"><text:span text:style-name="T54"> </text:span></text:span><text:span text:style-name="T54">isOptionCaseSensitive</text:span><text:span text:style-name="s10"><text:span text:style-name="T40">()</text:span></text:span><text:bookmark-end text:name="is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Checks if the options are case sensitive.</text:span></text:p>
      <text:p text:style-name="P11"/>
      <text:p text:style-name="P15"><text:span text:style-name="T4">Example:</text:span><text:span text:style-name="T18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oft-page-break/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</table:table-cell>
          <table:table-cell table:style-name="Tabela5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93">isOptionCaseSensitive</text:span><text:span text:style-name="T86">(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0"><text:span text:style-name="T86"><text:s text:c="8"/>}</text:span></text:p>
            <text:p text:style-name="P40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oft-page-break/><text:s text:c="8"/>}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8">linux:/home/enzo # ./myapp</text:p>
            <text:p text:style-name="P28">yes</text:p>
          </table:table-cell>
        </table:table-row>
      </table:table>
      <text:p text:style-name="P41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frame draw:style-name="Mfr1" draw:name="figuras1" text:anchor-type="paragraph" svg:x="-0.032cm" svg:y="-0.019cm" svg:width="0.446cm" svg:height="0.446cm" draw:z-index="24"><draw:image xlink:href="Pictures/10000201000001A4000001A4DE37831E.png" xlink:type="simple" xlink:show="embed" xlink:actuate="onLoad"/></draw:frame><text:span text:style-name="MT1"> <text:s text:c="4"/>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18</text:page-number>/<text:page-count>18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1-01T21:17:18.26</dc:date>
    <meta:print-date>2012-02-21T21:42:00</meta:print-date>
    <meta:editing-cycles>688</meta:editing-cycles>
    <meta:editing-duration>P1DT5H6M31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6" meta:image-count="2" meta:object-count="0" meta:page-count="18" meta:paragraph-count="1431" meta:word-count="3150" meta:character-count="23443" meta:non-whitespace-character-count="19615"/>
    <meta:user-defined meta:name="Informações 1"/>
    <meta:user-defined meta:name="Informações 2"/>
    <meta:user-defined meta:name="Informações 3"/>
    <meta:user-defined meta:name="Informações 4"/>
  </office:meta>
</office:document-meta>
</file>